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48800000D489B7A29330794F07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3" style:family="graphic" style:parent-style-name="objectwithoutfill">
      <style:graphic-properties svg:stroke-color="#ffffff"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1pt" fo:background-color="#ffffff" style:font-size-asian="11pt" style:font-size-complex="11pt"/>
    </style:style>
    <style:style style:name="P3" style:family="paragraph">
      <loext:graphic-properties draw:fill="none" draw:fill-color="#ffffff"/>
      <style:text-properties fo:font-size="11pt" fo:background-color="#ffffff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1pt" fo:background-color="#ffffff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8.279cm" svg:x="1.001cm" svg:y="1.865cm">
          <draw:image xlink:href="Pictures/100000000000148800000D489B7A29330794F07C.jpg" xlink:type="simple" xlink:show="embed" xlink:actuate="onLoad" draw:mime-type="image/jpeg">
            <text:p/>
          </draw:image>
        </draw:frame>
        <draw:frame draw:style-name="gr2" draw:text-style-name="P3" draw:layer="layout" svg:width="2.54cm" svg:height="0.762cm" svg:x="11.16cm" svg:y="5.953cm">
          <draw:text-box>
            <text:p text:style-name="P2"><text:span text:style-name="T1">Touchke</text:span><text:span text:style-name="T1">ys</text:span></text:p>
          </draw:text-box>
        </draw:frame>
        <draw:line draw:style-name="gr3" draw:text-style-name="P4" draw:layer="layout" svg:x1="12.303cm" svg:y1="6.461cm" svg:x2="11.668cm" svg:y2="7.985cm">
          <text:p/>
        </draw:line>
        <draw:frame draw:style-name="gr4" draw:text-style-name="P3" draw:layer="layout" svg:width="3.635cm" svg:height="1.115cm" svg:x="8.16cm" svg:y="4.853cm">
          <draw:text-box>
            <text:p text:style-name="P2"><text:span text:style-name="T1">Seaboard Grand</text:span></text:p>
          </draw:text-box>
        </draw:frame>
        <draw:line draw:style-name="gr3" draw:text-style-name="P4" draw:layer="layout" svg:x1="9.303cm" svg:y1="5.361cm" svg:x2="8.668cm" svg:y2="6.885cm">
          <text:p/>
        </draw:line>
        <draw:frame draw:style-name="gr4" draw:text-style-name="P3" draw:layer="layout" svg:width="3.635cm" svg:height="1.115cm" svg:x="7.161cm" svg:y="3.253cm">
          <draw:text-box>
            <text:p text:style-name="P2"><text:span text:style-name="T1">Continuumini</text:span></text:p>
          </draw:text-box>
        </draw:frame>
        <draw:line draw:style-name="gr3" draw:text-style-name="P4" draw:layer="layout" svg:x1="8.304cm" svg:y1="3.761cm" svg:x2="7.669cm" svg:y2="5.285cm">
          <text:p/>
        </draw:line>
        <draw:frame draw:style-name="gr4" draw:text-style-name="P3" draw:layer="layout" svg:width="2.678cm" svg:height="1.547cm" svg:x="0.862cm" svg:y="1.953cm">
          <draw:text-box>
            <text:p text:style-name="P2"><text:span text:style-name="T1">Laptop with sound engine</text:span></text:p>
          </draw:text-box>
        </draw:frame>
        <draw:line draw:style-name="gr3" draw:text-style-name="P4" draw:layer="layout" svg:x1="1.889cm" svg:y1="3.286cm" svg:x2="1.67cm" svg:y2="4.485cm">
          <text:p/>
        </draw:line>
        <draw:frame draw:style-name="gr4" draw:text-style-name="P3" draw:layer="layout" svg:width="3.635cm" svg:height="1.115cm" svg:x="5.562cm" svg:y="2.553cm">
          <draw:text-box>
            <text:p text:style-name="P2"><text:span text:style-name="T1">Onde speaker</text:span></text:p>
          </draw:text-box>
        </draw:frame>
        <draw:line draw:style-name="gr3" draw:text-style-name="P4" draw:layer="layout" svg:x1="6.705cm" svg:y1="3.061cm" svg:x2="6.07cm" svg:y2="4.58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3" style:display-name="Object without fill_1_3" style:family="graphic" style:parent-style-name="Default_5f_1_5f_3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7T08:00:59.129127639</meta:creation-date>
    <dc:date>2021-08-31T20:43:34.477115441</dc:date>
    <meta:editing-duration>PT6H5M14S</meta:editing-duration>
    <meta:editing-cycles>46</meta:editing-cycles>
    <meta:generator>LibreOffice/7.1.5.2$Linux_X86_64 LibreOffice_project/10$Build-2</meta:generator>
    <dc:creator>Alexander Refsum Jensenius</dc:creator>
    <meta:document-statistic meta:object-count="11"/>
  </office:meta>
</office:document-meta>
</file>